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DFKai-SB" svg:font-family="DFKai-S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font-weight="bold" officeooo:rsid="000edf11" officeooo:paragraph-rsid="000edf1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FKai-SB" fo:font-size="20pt" fo:font-weight="bold" officeooo:paragraph-rsid="0009f2e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DFKai-SB" fo:font-size="14pt" fo:font-weight="bold" officeooo:rsid="0009f2e6" officeooo:paragraph-rsid="0009f2e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FKai-SB" fo:font-size="14pt" fo:font-weight="bold" officeooo:rsid="0009f2e6" officeooo:paragraph-rsid="0009f2e6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FKai-SB" fo:font-size="14pt" fo:font-weight="bold" officeooo:rsid="0009f2e6" officeooo:paragraph-rsid="000c42c1" style:font-name-asian="DFKai-S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FKai-SB" fo:font-size="14pt" fo:font-weight="normal" officeooo:rsid="0009f2e6" officeooo:paragraph-rsid="0009f2e6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FKai-SB" fo:font-size="14pt" fo:font-weight="normal" officeooo:rsid="0009f2e6" officeooo:paragraph-rsid="0009f2e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FKai-SB" fo:font-size="14pt" fo:font-weight="normal" officeooo:rsid="0009f2e6" officeooo:paragraph-rsid="0009f2e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FKai-SB" fo:font-size="14pt" fo:font-weight="normal" officeooo:rsid="0009f2e6" officeooo:paragraph-rsid="000c42c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FKai-SB" fo:font-size="14pt" fo:font-weight="normal" officeooo:rsid="0012223d" officeooo:paragraph-rsid="0012223d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FKai-SB" fo:font-size="14pt" fo:font-weight="normal" officeooo:rsid="0009f2e6" officeooo:paragraph-rsid="000c42c1" style:font-name-asian="DFKai-S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FKai-SB" fo:font-size="16pt" fo:font-weight="bold" officeooo:rsid="0009f2e6" officeooo:paragraph-rsid="0009f2e6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FKai-SB" officeooo:paragraph-rsid="000c42c1" style:font-name-asian="DFKai-S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0dcf02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0edf11" officeooo:paragraph-rsid="000edf1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12223d" officeooo:paragraph-rsid="0012223d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0edf11" officeooo:paragraph-rsid="000edf11"/>
    </style:style>
    <style:style style:name="T1" style:family="text">
      <style:text-properties style:font-name="DFKai-SB" fo:font-size="14pt" fo:font-weight="normal" officeooo:rsid="000c42c1" style:font-name-asian="DFKai-SB" style:font-size-asian="14pt" style:font-weight-asian="normal" style:font-size-complex="14pt" style:font-weight-complex="normal"/>
    </style:style>
    <style:style style:name="T2" style:family="text">
      <style:text-properties style:font-name="DFKai-SB" fo:font-size="14pt" fo:font-weight="normal" officeooo:rsid="000dcf02" style:font-name-asian="DFKai-SB" style:font-size-asian="14pt" style:font-weight-asian="normal" style:font-size-complex="14pt" style:font-weight-complex="normal"/>
    </style:style>
    <style:style style:name="T3" style:family="text">
      <style:text-properties style:font-name="DFKai-SB" fo:font-size="14pt" fo:font-weight="normal" officeooo:rsid="0009f2e6" style:font-name-asian="DFKai-SB" style:font-size-asian="14pt" style:font-weight-asian="normal" style:font-size-complex="14pt" style:font-weight-complex="normal"/>
    </style:style>
    <style:style style:name="T4" style:family="text">
      <style:text-properties officeooo:rsid="0009f2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9d9b" style:font-weight-asian="normal" style:font-weight-complex="normal"/>
    </style:style>
    <style:style style:name="T7" style:family="text">
      <style:text-properties fo:font-size="14pt" fo:font-weight="normal" officeooo:rsid="000b9d9b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style:font-name-asian="DFKai-SB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a18d1" style:font-name-asian="DFKai-SB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b9d9b" style:font-name-asian="DFKai-SB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c42c1" style:font-size-asian="14pt" style:font-weight-asian="normal" style:font-size-complex="14pt" style:font-weight-complex="normal"/>
    </style:style>
    <style:style style:name="T12" style:family="text">
      <style:text-properties fo:font-size="14pt" fo:font-weight="bold" officeooo:rsid="000c42c1" style:font-size-asian="14pt" style:font-weight-asian="bold" style:font-size-complex="14pt" style:font-weight-complex="bold"/>
    </style:style>
    <style:style style:name="T13" style:family="text">
      <style:text-properties officeooo:rsid="000c42c1"/>
    </style:style>
    <style:style style:name="T14" style:family="text">
      <style:text-properties style:text-position="sub 58%" style:font-name="DFKai-SB" fo:font-size="14pt" fo:font-weight="normal" style:font-name-asian="DFKai-SB" style:font-size-asian="14pt" style:font-weight-asian="normal" style:font-size-complex="14pt" style:font-weight-complex="normal"/>
    </style:style>
    <style:style style:name="T15" style:family="text">
      <style:text-properties style:text-position="sub 58%" style:font-name="DFKai-SB" fo:font-size="14pt" fo:font-weight="normal" officeooo:rsid="000dcf02" style:font-name-asian="DFKai-SB" style:font-size-asian="14pt" style:font-weight-asian="normal" style:font-size-complex="14pt" style:font-weight-complex="normal"/>
    </style:style>
    <style:style style:name="T16" style:family="text">
      <style:text-properties style:text-position="sub 58%" style:font-name-asian="DFKai-SB"/>
    </style:style>
    <style:style style:name="T17" style:family="text">
      <style:text-properties style:text-position="0% 100%" style:font-name="DFKai-SB" fo:font-size="14pt" fo:font-weight="normal" style:font-name-asian="DFKai-SB" style:font-size-asian="14pt" style:font-weight-asian="normal" style:font-size-complex="14pt" style:font-weight-complex="normal"/>
    </style:style>
    <style:style style:name="T18" style:family="text">
      <style:text-properties style:text-position="0% 100%" style:font-name="DFKai-SB" fo:font-size="14pt" fo:font-weight="normal" officeooo:rsid="000dcf02" style:font-name-asian="DFKai-SB" style:font-size-asian="14pt" style:font-weight-asian="normal" style:font-size-complex="14pt" style:font-weight-complex="normal"/>
    </style:style>
    <style:style style:name="T19" style:family="text">
      <style:text-properties style:text-position="0% 100%" style:font-name="DFKai-SB" fo:font-size="14pt" style:font-name-asian="DFKai-SB" style:font-size-asian="14pt" style:font-size-complex="14pt"/>
    </style:style>
    <style:style style:name="T20" style:family="text">
      <style:text-properties style:text-position="0% 100%" style:font-name="DFKai-SB" fo:font-size="14pt" officeooo:rsid="00119092" style:font-name-asian="DFKai-SB" style:font-size-asian="14pt" style:font-size-complex="14pt"/>
    </style:style>
    <style:style style:name="T21" style:family="text">
      <style:text-properties style:text-position="0% 100%" style:font-name-asian="DFKai-SB"/>
    </style:style>
    <style:style style:name="T22" style:family="text">
      <style:text-properties style:text-position="0% 100%" officeooo:rsid="0012223d" style:font-name-asian="DFKai-SB"/>
    </style:style>
    <style:style style:name="T23" style:family="text">
      <style:text-properties style:text-position="0% 100%" officeooo:rsid="0013c435" style:font-name-asian="DFKai-SB"/>
    </style:style>
    <style:style style:name="T24" style:family="text">
      <style:text-properties style:font-name-asian="DFKai-SB"/>
    </style:style>
    <style:style style:name="T25" style:family="text">
      <style:text-properties officeooo:rsid="001466f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onditional-text text:condition="ooow:" text:string-value-if-true="" text:string-value-if-false="" text:current-value="true"/><text:span text:style-name="T4">Lab1 : back-propagation</text:span><text:conditional-text text:condition="ooow:a+b" text:string-value-if-true="" text:string-value-if-false=""/><text:conditional-text text:condition="ooow:a+b" text:string-value-if-true="" text:string-value-if-false=""/><text:conditional-text text:condition="ooow:a+b" text:string-value-if-true="" text:string-value-if-false=""/></text:p>
      <text:p text:style-name="P3">0756023 周煥然</text:p>
      <text:p text:style-name="P4"/>
      <text:p text:style-name="P12">Introduction:</text:p>
      <text:p text:style-name="P12"><text:tab/><text:span text:style-name="T8">這次實驗實作了包含兩層hidden layers</text:span><text:span text:style-name="T9">的MLP，可以用在training以及testing</text:span><text:span text:style-name="T10">，</text:span><text:span text:style-name="T9">輸入資料為二維平面上的一點</text:span><text:span text:style-name="T10">，要將它分成兩類。</text:span></text:p>
      <text:p text:style-name="P12"><text:span text:style-name="T7"/></text:p>
      <text:p text:style-name="P12">Experimental setups:</text:p>
      <text:list xml:id="list2692537604985133895" text:style-name="L1">
        <text:list-item>
          <text:p text:style-name="P5">Sigmoid function:</text:p>
          <text:p text:style-name="P5"><text:span text:style-name="T5">使用sigmoid function當作每一層的activation function</text:span><text:span text:style-name="T6">。</text:span></text:p>
          <text:list>
            <text:list-header>
              <text:p text:style-name="P11"><draw:frame draw:style-name="fr1" draw:name="Object1" text:anchor-type="as-char" svg:y="-0.2437in" svg:width="0.961in" svg:height="0.4165in" draw:z-index="0"><draw:object xlink:href="./Object 1" xlink:type="simple" xlink:show="embed" xlink:actuate="onLoad"/><draw:image xlink:href="./ObjectReplacements/Object 1" xlink:type="simple" xlink:show="embed" xlink:actuate="onLoad"/></draw:frame> 其微分為<text:span text:style-name="T13">： </text:span><text:span text:style-name="T13"><draw:frame draw:style-name="fr1" draw:name="Object2" text:anchor-type="as-char" svg:y="-0.152in" svg:width="1.0465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3">。</text:span></text:p>
            </text:list-header>
          </text:list>
        </text:list-item>
      </text:list>
      <text:list xml:id="list7395732857284091360" text:style-name="L2">
        <text:list-header>
          <text:p text:style-name="P13"><text:span text:style-name="T11"/></text:p>
        </text:list-header>
        <text:list-item>
          <text:p text:style-name="P13"><text:span text:style-name="T12">Neural network:</text:span></text:p>
          <text:p text:style-name="P14"><text:span text:style-name="T1">輸入資料為有兩個維度，中間兩層hidden layers，每層有5個neurons</text:span><text:span text:style-name="T2">，最後output layer只有一個neuron。因此weight的維度為</text:span><text:span text:style-name="T18">W</text:span><text:span text:style-name="T15">1</text:span><text:span text:style-name="T18">(2, 5), W</text:span><text:span text:style-name="T15">2</text:span><text:span text:style-name="T18">(5, 5), W</text:span><text:span text:style-name="T15">o</text:span><text:span text:style-name="T18">(5,1)，</text:span><text:span text:style-name="T3">每層也有相對應的bias</text:span><text:span text:style-name="T2">，分別為b</text:span><text:span text:style-name="T15">1</text:span><text:span text:style-name="T18">(1,5), b</text:span><text:span text:style-name="T15">2</text:span><text:span text:style-name="T18">(1,5), b</text:span><text:span text:style-name="T15">o</text:span><text:span text:style-name="T18">(1,1)。</text:span></text:p>
          <text:p text:style-name="P14"><text:span text:style-name="T18">整個運算過程為：</text:span></text:p>
          <text:p text:style-name="P14"><text:span text:style-name="T18"/></text:p>
          <text:p text:style-name="P14"><text:span text:style-name="T18"><draw:frame draw:style-name="fr1" draw:name="Object3" text:anchor-type="as-char" svg:y="-0.152in" svg:width="5.3173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14"><text:span text:style-name="T18"/></text:p>
          <text:p text:style-name="P17"><text:span text:style-name="T18">Z</text:span><text:span text:style-name="T14">o</text:span><text:span text:style-name="T17">為最後model輸出的結果。</text:span></text:p>
          <text:p text:style-name="P17"><text:span text:style-name="T17"/></text:p>
        </text:list-item>
        <text:list-item>
          <text:p text:style-name="P1"><text:span text:style-name="T19">Back-propagate:</text:span></text:p>
          <text:p text:style-name="P15"><text:span text:style-name="T19">我使用的</text:span><text:span text:style-name="T20">cost function為negative log likelihood function:</text:span></text:p>
          <text:p text:style-name="P15"><text:span text:style-name="T20"/></text:p>
          <text:p text:style-name="P16"><text:span text:style-name="T20"><draw:frame draw:style-name="fr1" draw:name="Object4" text:anchor-type="as-char" svg:y="-0.152in" svg:width="2.4764in" svg:height="0.2126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<text:p text:style-name="P16"><text:span text:style-name="T20"/></text:p>
        </text:list-item>
      </text:list>
      <text:p text:style-name="P9"><text:tab/><text:span text:style-name="T24">其對Z</text:span><text:span text:style-name="T16">o</text:span><text:span text:style-name="T21">偏微分為</text:span><text:span text:style-name="T22">：</text:span><text:span text:style-name="T22"><draw:frame draw:style-name="fr1" draw:name="Object5" text:anchor-type="as-char" svg:y="-0.2598in" svg:width="1.6047in" svg:height="0.436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2">,</text:span></text:p>
      <text:p text:style-name="P10"><text:span text:style-name="T21"><text:tab/>接著我們可以用back-propagate的方式，往前推導出J對其他參數的偏<text:tab/>微分，</text:span></text:p>
      <text:p text:style-name="P10"><text:span text:style-name="T21"><text:tab/></text:span><text:span text:style-name="T21"><draw:frame draw:style-name="fr1" draw:name="Object6" text:anchor-type="as-char" svg:y="-0.2437in" svg:width="5.9402in" svg:height="0.4181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"><text:span text:style-name="T21"><text:tab/></text:span></text:p>
      <text:p text:style-name="P10"><text:span text:style-name="T21"><text:tab/></text:span><text:span text:style-name="T21"><draw:frame draw:style-name="fr1" draw:name="Object7" text:anchor-type="as-char" svg:y="-0.2437in" svg:width="5.8965in" svg:height="0.4181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0"><text:span text:style-name="T21"/></text:p>
      <text:p text:style-name="P10"><text:span text:style-name="T21"><text:tab/></text:span><text:span text:style-name="T21"><draw:frame draw:style-name="fr1" draw:name="Object8" text:anchor-type="as-char" svg:y="-0.2437in" svg:width="5.8256in" svg:height="0.4181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><text:span text:style-name="T21"><text:tab/></text:span></text:p>
      <text:list xml:id="list181754042643352" text:continue-list="list2692537604985133895" text:style-name="L1">
        <text:list-item>
          <text:list>
            <text:list-header>
              <text:p text:style-name="P7"/>
            </text:list-header>
          </text:list>
        </text:list-item>
      </text:list>
      <text:p text:style-name="P8"><text:soft-page-break/><text:tab/>之後更新參數將各個參數減去各自的微分值乘上一個learning rate<text:span text:style-name="T25">，</text:span></text:p>
      <text:p text:style-name="P8"><text:tab/>例如 <draw:frame draw:style-name="fr1" draw:name="Object9" text:anchor-type="as-char" svg:y="-0.2437in" svg:width="1.2984in" svg:height="0.418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8"><text:tab/>根據實驗，learning rate設定為<text:span text:style-name="T25">0.2時有較好的結果。</text:span></text:p>
      <text:p text:style-name="P8"/>
      <text:p text:style-name="P12">Results:</text:p>
      <text:p text:style-name="P12"/>
      <text:p text:style-name="P12">Discussion:</text:p>
      <text:p text:style-name="P6"><text:tab/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DFKai-SB" svg:font-family="DFKai-S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5:36:01.050483441</meta:creation-date>
    <dc:date>2019-03-26T18:17:53.526709724</dc:date>
    <meta:editing-duration>PT12M17S</meta:editing-duration>
    <meta:editing-cycles>2</meta:editing-cycles>
    <meta:generator>LibreOffice/5.1.6.2$Linux_X86_64 LibreOffice_project/10m0$Build-2</meta:generator>
    <meta:document-statistic meta:table-count="0" meta:image-count="0" meta:object-count="9" meta:page-count="2" meta:paragraph-count="36" meta:word-count="280" meta:character-count="636" meta:non-whitespace-character-count="59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(x) = 1 over { 1 + e^-x }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(x)(1-f(x)) </annotation>
  </semantics>
</math>
</file>

<file path=Object 3/content.xml><?xml version="1.0" encoding="utf-8"?>
<math xmlns="http://www.w3.org/1998/Math/MathML" display="block">
  <semantics>
    <mrow>
      <mrow>
        <msub>
          <mi>Z</mi>
          <mn>1</mn>
        </msub>
        <mo stretchy="false">=</mo>
        <mi mathvariant="italic">sigmoid</mi>
      </mrow>
      <mrow>
        <mo fence="true" stretchy="false">(</mo>
        <mrow>
          <mrow>
            <msub>
              <mi mathvariant="italic">XW</mi>
              <mn>1</mn>
            </msub>
            <mo stretchy="false">+</mo>
            <msub>
              <mi>b</mi>
              <mn>1</mn>
            </msub>
          </mrow>
        </mrow>
        <mo fence="true" stretchy="false">)</mo>
      </mrow>
      <mi>,</mi>
      <mspace width="4em"/>
      <mrow>
        <msub>
          <mi>Z</mi>
          <mn>2</mn>
        </msub>
        <mo stretchy="false">=</mo>
        <mi mathvariant="italic">sigmoid</mi>
      </mrow>
      <mrow>
        <mo fence="true" stretchy="false">(</mo>
        <mrow>
          <mrow>
            <msub>
              <mi>Z</mi>
              <mn>1</mn>
            </msub>
            <mrow>
              <msub>
                <mi>W</mi>
                <mn>2</mn>
              </msub>
              <mo stretchy="false">+</mo>
              <msub>
                <mi>b</mi>
                <mn>2</mn>
              </msub>
            </mrow>
          </mrow>
        </mrow>
        <mo fence="true" stretchy="false">)</mo>
      </mrow>
      <mi>,</mi>
      <mspace width="4em"/>
      <mrow>
        <msub>
          <mi>Z</mi>
          <mi>o</mi>
        </msub>
        <mo stretchy="false">=</mo>
        <mi mathvariant="italic">sigmoid</mi>
      </mrow>
      <mrow>
        <mo fence="true" stretchy="false">(</mo>
        <mrow>
          <mrow>
            <msub>
              <mi>Z</mi>
              <mn>2</mn>
            </msub>
            <mrow>
              <msub>
                <mi>W</mi>
                <mi>o</mi>
              </msub>
              <mo stretchy="false">+</mo>
              <msub>
                <mi>b</mi>
                <mi>o</mi>
              </msub>
            </mrow>
          </mrow>
        </mrow>
        <mo fence="true" stretchy="false">)</mo>
      </mrow>
    </mrow>
    <annotation encoding="StarMath 5.0">Z_1 = sigmoid(XW_1 + b_1), ~~Z_2=sigmoid( Z_1 W_2 + b_2), ~~Z_o=sigmoid( Z_2 W_o+b_o )</annotation>
  </semantics>
</math>
</file>

<file path=Object 4/content.xml><?xml version="1.0" encoding="utf-8"?>
<math xmlns="http://www.w3.org/1998/Math/MathML" display="block">
  <semantics>
    <mrow>
      <mi>J</mi>
      <mo stretchy="false">=</mo>
      <mrow>
        <mo stretchy="false">−</mo>
        <mrow>
          <mo fence="true" stretchy="false">(</mo>
          <mrow>
            <mrow>
              <mi mathvariant="italic">ylog</mi>
              <mrow>
                <mrow>
                  <mo fence="true" stretchy="false">(</mo>
                  <mrow>
                    <msub>
                      <mi>Z</mi>
                      <mi>o</mi>
                    </msub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i>y</mi>
                    </mrow>
                  </mrow>
                  <mo fence="true" stretchy="false">)</mo>
                </mrow>
              </mrow>
              <mi>log</mi>
              <mrow>
                <mo fence="true" stretchy="false">(</mo>
                <mrow>
                  <mrow>
                    <mn>1</mn>
                    <mo stretchy="false">−</mo>
                    <msub>
                      <mi>Z</mi>
                      <mi>o</mi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J = -(ylog(Z_o)+( 1-y )log( 1-Z_o ))</annotation>
  </semantics>
</math>
</file>

<file path=Object 5/content.xml><?xml version="1.0" encoding="utf-8"?>
<math xmlns="http://www.w3.org/1998/Math/MathML" display="block">
  <semantics>
    <mrow>
      <mfrac>
        <mi mathvariant="italic">dJ</mi>
        <msub>
          <mi mathvariant="italic">dZ</mi>
          <mi>o</mi>
        </msub>
      </mfrac>
      <mo stretchy="false">=</mo>
      <mrow>
        <mo stretchy="false">−</mo>
        <mrow>
          <mo fence="true" stretchy="false">(</mo>
          <mrow>
            <mrow>
              <mfrac>
                <mi>y</mi>
                <msub>
                  <mi>Z</mi>
                  <mi>o</mi>
                </msub>
              </mfrac>
              <mo stretchy="false">−</mo>
              <mfrac>
                <mrow>
                  <mo fence="true" stretchy="false">(</mo>
                  <mrow>
                    <mrow>
                      <mn>1</mn>
                      <mo stretchy="false">−</mo>
                      <mi>y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−</mo>
                      <msub>
                        <mi>Z</mi>
                        <mi>o</mi>
                      </msub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dJ over dZ_o = -( y over Z_o - (1-y) over (1-Z_o))</annotation>
  </semantics>
</math>
</file>

<file path=Object 6/content.xml><?xml version="1.0" encoding="utf-8"?>
<math xmlns="http://www.w3.org/1998/Math/MathML" display="block">
  <semantics>
    <mrow>
      <mrow>
        <mfrac>
          <mi mathvariant="italic">dJ</mi>
          <msub>
            <mi mathvariant="italic">dW</mi>
            <mi>o</mi>
          </msub>
        </mfrac>
        <mo stretchy="false">=</mo>
        <mfrac>
          <mi mathvariant="italic">dJ</mi>
          <msub>
            <mi mathvariant="italic">dZ</mi>
            <mi>o</mi>
          </msub>
        </mfrac>
      </mrow>
      <msub>
        <mi>Z</mi>
        <mi>o</mi>
      </msub>
      <mrow>
        <mo fence="true" stretchy="false">(</mo>
        <mrow>
          <mrow>
            <mn>1</mn>
            <mo stretchy="false">−</mo>
            <msub>
              <mi>Z</mi>
              <mi>o</mi>
            </msub>
          </mrow>
        </mrow>
        <mo fence="true" stretchy="false">)</mo>
      </mrow>
      <msub>
        <mi>Z</mi>
        <mn>2</mn>
      </msub>
      <mspace width="18em"/>
      <mrow>
        <mfrac>
          <mi mathvariant="italic">dJ</mi>
          <msub>
            <mi mathvariant="italic">db</mi>
            <mi>o</mi>
          </msub>
        </mfrac>
        <mo stretchy="false">=</mo>
        <mfrac>
          <mi mathvariant="italic">dJ</mi>
          <msub>
            <mi mathvariant="italic">dZ</mi>
            <mi>o</mi>
          </msub>
        </mfrac>
      </mrow>
      <msub>
        <mi>Z</mi>
        <mi>o</mi>
      </msub>
      <mrow>
        <mo fence="true" stretchy="false">(</mo>
        <mrow>
          <mrow>
            <mn>1</mn>
            <mo stretchy="false">−</mo>
            <msub>
              <mi>Z</mi>
              <mi>o</mi>
            </msub>
          </mrow>
        </mrow>
        <mo fence="true" stretchy="false">)</mo>
      </mrow>
      <mspace width="18em"/>
      <mrow>
        <mfrac>
          <mi mathvariant="italic">dJ</mi>
          <msub>
            <mi mathvariant="italic">dZ</mi>
            <mn>2</mn>
          </msub>
        </mfrac>
        <mo stretchy="false">=</mo>
        <mfrac>
          <mi mathvariant="italic">dJ</mi>
          <msub>
            <mi mathvariant="italic">dZ</mi>
            <mi>o</mi>
          </msub>
        </mfrac>
      </mrow>
      <msub>
        <mi>Z</mi>
        <mi>o</mi>
      </msub>
      <mrow>
        <mo fence="true" stretchy="false">(</mo>
        <mrow>
          <mrow>
            <mn>1</mn>
            <mo stretchy="false">−</mo>
            <msub>
              <mi>Z</mi>
              <mi>o</mi>
            </msub>
          </mrow>
        </mrow>
        <mo fence="true" stretchy="false">)</mo>
      </mrow>
      <msub>
        <mi>W</mi>
        <mi>o</mi>
      </msub>
    </mrow>
    <annotation encoding="StarMath 5.0">dJ over dW_o = dJ over dZ_o Z_o( 1-Z_o )Z_2 ~~~~~~~~~dJ over db_o = dJ over dZ_o Z_o( 1-Z_o ) ~~~~~~~~~ dJ over dZ_2 = dJ over dZ_o Z_o( 1-Z_o ) W_o</annotation>
  </semantics>
</math>
</file>

<file path=Object 7/content.xml><?xml version="1.0" encoding="utf-8"?>
<math xmlns="http://www.w3.org/1998/Math/MathML" display="block">
  <semantics>
    <mrow>
      <mrow>
        <mfrac>
          <mi mathvariant="italic">dJ</mi>
          <msub>
            <mi mathvariant="italic">dW</mi>
            <mn>2</mn>
          </msub>
        </mfrac>
        <mo stretchy="false">=</mo>
        <mfrac>
          <mi mathvariant="italic">dJ</mi>
          <msub>
            <mi mathvariant="italic">dZ</mi>
            <mn>2</mn>
          </msub>
        </mfrac>
      </mrow>
      <msub>
        <mi>Z</mi>
        <mn>2</mn>
      </msub>
      <mrow>
        <mo fence="true" stretchy="false">(</mo>
        <mrow>
          <mrow>
            <mn>1</mn>
            <mo stretchy="false">−</mo>
            <msub>
              <mi>Z</mi>
              <mn>2</mn>
            </msub>
          </mrow>
        </mrow>
        <mo fence="true" stretchy="false">)</mo>
      </mrow>
      <msub>
        <mi>Z</mi>
        <mn>1</mn>
      </msub>
      <mspace width="18em"/>
      <mrow>
        <mfrac>
          <mi mathvariant="italic">dJ</mi>
          <msub>
            <mi mathvariant="italic">db</mi>
            <mn>2</mn>
          </msub>
        </mfrac>
        <mo stretchy="false">=</mo>
        <mfrac>
          <mi mathvariant="italic">dJ</mi>
          <msub>
            <mi mathvariant="italic">dZ</mi>
            <mn>2</mn>
          </msub>
        </mfrac>
      </mrow>
      <msub>
        <mi>Z</mi>
        <mn>2</mn>
      </msub>
      <mrow>
        <mo fence="true" stretchy="false">(</mo>
        <mrow>
          <mrow>
            <mn>1</mn>
            <mo stretchy="false">−</mo>
            <msub>
              <mi>Z</mi>
              <mn>2</mn>
            </msub>
          </mrow>
        </mrow>
        <mo fence="true" stretchy="false">)</mo>
      </mrow>
      <mspace width="18em"/>
      <mrow>
        <mfrac>
          <mi mathvariant="italic">dJ</mi>
          <msub>
            <mi mathvariant="italic">dZ</mi>
            <mn>1</mn>
          </msub>
        </mfrac>
        <mo stretchy="false">=</mo>
        <mfrac>
          <mi mathvariant="italic">dJ</mi>
          <msub>
            <mi mathvariant="italic">dZ</mi>
            <mn>2</mn>
          </msub>
        </mfrac>
      </mrow>
      <msub>
        <mi>Z</mi>
        <mn>2</mn>
      </msub>
      <mrow>
        <mo fence="true" stretchy="false">(</mo>
        <mrow>
          <mrow>
            <mn>1</mn>
            <mo stretchy="false">−</mo>
            <msub>
              <mi>Z</mi>
              <mn>2</mn>
            </msub>
          </mrow>
        </mrow>
        <mo fence="true" stretchy="false">)</mo>
      </mrow>
      <msub>
        <mi>W</mi>
        <mn>2</mn>
      </msub>
    </mrow>
    <annotation encoding="StarMath 5.0">dJ over dW_2 = dJ over dZ_2 Z_2( 1-Z_2 )Z_1 ~~~~~~~~~dJ over db_2 = dJ over dZ_2 Z_2( 1-Z_2 ) ~~~~~~~~~ dJ over dZ_1 = dJ over dZ_2 Z_2( 1-Z_2 ) W_2</annotation>
  </semantics>
</math>
</file>

<file path=Object 8/content.xml><?xml version="1.0" encoding="utf-8"?>
<math xmlns="http://www.w3.org/1998/Math/MathML" display="block">
  <semantics>
    <mrow>
      <mrow>
        <mfrac>
          <mi mathvariant="italic">dJ</mi>
          <msub>
            <mi mathvariant="italic">dW</mi>
            <mn>1</mn>
          </msub>
        </mfrac>
        <mo stretchy="false">=</mo>
        <mfrac>
          <mi mathvariant="italic">dJ</mi>
          <msub>
            <mi mathvariant="italic">dZ</mi>
            <mn>1</mn>
          </msub>
        </mfrac>
      </mrow>
      <msub>
        <mi>Z</mi>
        <mn>1</mn>
      </msub>
      <mrow>
        <mo fence="true" stretchy="false">(</mo>
        <mrow>
          <mrow>
            <mn>1</mn>
            <mo stretchy="false">−</mo>
            <msub>
              <mi>Z</mi>
              <mn>1</mn>
            </msub>
          </mrow>
        </mrow>
        <mo fence="true" stretchy="false">)</mo>
      </mrow>
      <mi>X</mi>
      <mspace width="18em"/>
      <mrow>
        <mfrac>
          <mi mathvariant="italic">dJ</mi>
          <msub>
            <mi mathvariant="italic">db</mi>
            <mn>1</mn>
          </msub>
        </mfrac>
        <mo stretchy="false">=</mo>
        <mfrac>
          <mi mathvariant="italic">dJ</mi>
          <msub>
            <mi mathvariant="italic">dZ</mi>
            <mn>1</mn>
          </msub>
        </mfrac>
      </mrow>
      <msub>
        <mi>Z</mi>
        <mn>1</mn>
      </msub>
      <mrow>
        <mo fence="true" stretchy="false">(</mo>
        <mrow>
          <mrow>
            <mn>1</mn>
            <mo stretchy="false">−</mo>
            <msub>
              <mi>Z</mi>
              <mn>1</mn>
            </msub>
          </mrow>
        </mrow>
        <mo fence="true" stretchy="false">)</mo>
      </mrow>
      <mspace width="18em"/>
      <mrow>
        <mfrac>
          <mi mathvariant="italic">dJ</mi>
          <mi mathvariant="italic">dX</mi>
        </mfrac>
        <mo stretchy="false">=</mo>
        <mfrac>
          <mi mathvariant="italic">dJ</mi>
          <msub>
            <mi mathvariant="italic">dZ</mi>
            <mn>1</mn>
          </msub>
        </mfrac>
      </mrow>
      <msub>
        <mi>Z</mi>
        <mn>1</mn>
      </msub>
      <mrow>
        <mo fence="true" stretchy="false">(</mo>
        <mrow>
          <mrow>
            <mn>1</mn>
            <mo stretchy="false">−</mo>
            <msub>
              <mi>Z</mi>
              <mn>1</mn>
            </msub>
          </mrow>
        </mrow>
        <mo fence="true" stretchy="false">)</mo>
      </mrow>
      <msub>
        <mi>W</mi>
        <mn>1</mn>
      </msub>
    </mrow>
    <annotation encoding="StarMath 5.0">dJ over dW_1 = dJ over dZ_1 Z_1( 1-Z_1 )X ~~~~~~~~~dJ over db_1 = dJ over dZ_1 Z_1( 1-Z_1 ) ~~~~~~~~~ dJ over dX = dJ over dZ_1 Z_1( 1-Z_1 ) W_1</annotation>
  </semantics>
</math>
</file>

<file path=Object 9/content.xml><?xml version="1.0" encoding="utf-8"?>
<math xmlns="http://www.w3.org/1998/Math/MathML" display="block">
  <semantics>
    <mrow>
      <mrow>
        <msub>
          <mi>W</mi>
          <mn>1</mn>
        </msub>
        <mo stretchy="false">=</mo>
        <msub>
          <mi>W</mi>
          <mn>1</mn>
        </msub>
      </mrow>
      <mrow>
        <mspace width="0.5em"/>
        <mo stretchy="false">−</mo>
        <mspace width="0.5em"/>
      </mrow>
      <mi mathvariant="normal">α</mi>
      <mfrac>
        <mi mathvariant="italic">dJ</mi>
        <msub>
          <mi mathvariant="italic">dW</mi>
          <mn>1</mn>
        </msub>
      </mfrac>
    </mrow>
    <annotation encoding="StarMath 5.0">W_1 = W_1 `- `%alpha dJ over dW_1</annotation>
  </semantics>
</math>
</file>